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ConnectionDataSource.SingleConnectionDataSource( Connection target , boolean suppressClo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ngleConnectionDataSource.getConnection( String username , String pass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ngleConnectionDataSource.isSuppress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ConnectionDataSource.SingleConnection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ngleConnectionDataSource.closeConn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ngleConnectionDataSource.getConn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ngleConnectionDataSource.getAutoCommi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ConnectionDataSource.res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ngleConnectionDataSource.setAutoCommit( boolean autoCom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eSuppressingInvocationHandler.CloseSuppressingInvocationHandler( Connection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ConnectionDataSource.setSuppressClose( boolean suppressC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ConnectionDataSource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ConnectionDataSource.initConnec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ngleConnectionDataSource.prepareConnection( Connection c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ngleConnectionDataSource.SingleConnectionDataSource( String url , String username , String password , boolean suppressC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oseSuppressingInvocationHandler.invoke( Object proxy , Method method , Object [ ] arg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ingleConnectionDataSource.getCloseSuppressingConnectionProxy( Connection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ngleConnectionDataSource.shouldClose( Connection c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ConnectionDataSource.SingleConnectionDataSource( String url , boolean suppressC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